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exend Light" svg:font-family="'Lexend Ligh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exend Light" fo:font-weight="bold" officeooo:rsid="00038b44" officeooo:paragraph-rsid="00038b44" style:font-weight-asian="bold" style:font-weight-complex="bold"/>
    </style:style>
    <style:style style:name="P2" style:family="paragraph" style:parent-style-name="Standard">
      <style:text-properties style:font-name="Lexend Light" fo:font-weight="normal" officeooo:rsid="00038b44" officeooo:paragraph-rsid="00038b44" style:font-weight-asian="normal" style:font-weight-complex="normal"/>
    </style:style>
    <style:style style:name="P3" style:family="paragraph" style:parent-style-name="Standard">
      <style:text-properties style:font-name="Lexend Light" fo:font-weight="bold" officeooo:rsid="000541d6" officeooo:paragraph-rsid="000541d6" style:font-weight-asian="bold" style:font-weight-complex="bold"/>
    </style:style>
    <style:style style:name="P4" style:family="paragraph" style:parent-style-name="Standard">
      <style:text-properties style:font-name="Lexend Light" fo:font-weight="normal" officeooo:rsid="000541d6" officeooo:paragraph-rsid="000541d6" style:font-weight-asian="normal" style:font-weight-complex="normal"/>
    </style:style>
    <style:style style:name="P5" style:family="paragraph" style:parent-style-name="Standard">
      <style:text-properties style:font-name="Lexend Light" fo:font-weight="normal" officeooo:rsid="00066b59" officeooo:paragraph-rsid="00066b59" style:font-weight-asian="normal" style:font-weight-complex="normal"/>
    </style:style>
    <style:style style:name="P6" style:family="paragraph" style:parent-style-name="Standard">
      <style:text-properties style:font-name="Lexend Light" fo:font-style="italic" fo:font-weight="normal" officeooo:rsid="00066b59" officeooo:paragraph-rsid="00066b59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style:font-name="Lexend Light" fo:font-style="italic" fo:font-weight="normal" officeooo:rsid="000541d6" officeooo:paragraph-rsid="000541d6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style:font-name="Lexend Light" fo:font-weight="bold" officeooo:rsid="00087f8f" officeooo:paragraph-rsid="00087f8f" style:font-weight-asian="bold" style:font-weight-complex="bold"/>
    </style:style>
    <style:style style:name="T1" style:family="text">
      <style:text-properties officeooo:rsid="000541d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ics of Natural Language Processing:</text:p>
      <text:p text:style-name="P1"/>
      <text:p text:style-name="P2">Data Cleaning:</text:p>
      <text:p text:style-name="P2">Removing stopping words and punctuation.</text:p>
      <text:p text:style-name="P2"/>
      <text:p text:style-name="P2">Tokenization:</text:p>
      <text:p text:style-name="P2">Convert the data that comes after cleaning, which makes it easy for the machine to understand into tokens</text:p>
      <text:p text:style-name="P2"/>
      <text:p text:style-name="P2">Count Vectorising:</text:p>
      <text:p text:style-name="P2">The tokens cannot be directly interpreted by the machine so, it has to be converted into numerical values for which count vectorizer is used.</text:p>
      <text:p text:style-name="P2">It simply gives the tokens a vector value</text:p>
      <text:p text:style-name="P2"/>
      <text:p text:style-name="P2">TF-IDF - <text:span text:style-name="T1">Term</text:span> Frequency or Inverse Document Frequency.</text:p>
      <text:p text:style-name="P3"/>
      <text:p text:style-name="P4"><text:span text:style-name="T2">Term Frequency</text:span> - number of times a term has appeared in a document relative to the total number of words</text:p>
      <text:p text:style-name="P4"/>
      <text:p text:style-name="P3">Inverse Document Frequency - </text:p>
      <text:p text:style-name="P5">This reflects how rare a term is across the entirety of a document.</text:p>
      <text:p text:style-name="P5">Log (total number of documents / number of docs containing the term)</text:p>
      <text:p text:style-name="P4"/>
      <text:p text:style-name="P5">Words that appear in fewer docs receive higher IDF scores, indicating more informative they are.</text:p>
      <text:p text:style-name="P5"/>
      <text:p text:style-name="P6">If a term appears in all documents (dft=Ndf_t = Ndft​=N), the fraction Ndft\frac{N}{df_t}dft​N​ becomes 1, and log⁡(1)=0\log(1) = 0log(1)=0, making the term's IDF zero. This makes sense since such words (e.g., "the", "is") are not informative. </text:p>
      <text:p text:style-name="P7"/>
      <text:p text:style-name="P2">Eg: “What is the capital of India ?”</text:p>
      <text:p text:style-name="P2">For the machine needs to understand <text:span text:style-name="T3">“what is the capital of Delhi”</text:span>, frequency is distributed to different words in such a way that more frequency goes<text:span text:style-name="T3"> “captial”</text:span>, <text:span text:style-name="T3">“India”.</text:span></text:p>
      <text:p text:style-name="P2"/>
      <text:p text:style-name="P4">Then bring in a model such as a classifier model and further process is carried.</text:p>
      <text:p text:style-name="P4"/>
      <text:p text:style-name="P8">There exists a sliding context window to understand the text and generate context aware respons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exend Light" svg:font-family="'Lexend Ligh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21:31:50.347870800</meta:creation-date>
    <dc:date>2025-03-10T21:54:49.892404400</dc:date>
    <meta:editing-duration>PT15M4S</meta:editing-duration>
    <meta:editing-cycles>4</meta:editing-cycles>
    <meta:generator>LibreOffice/25.2.1.2$Windows_X86_64 LibreOffice_project/d3abf4aee5fd705e4a92bba33a32f40bc4e56f49</meta:generator>
    <meta:document-statistic meta:table-count="0" meta:image-count="0" meta:object-count="0" meta:page-count="1" meta:paragraph-count="19" meta:word-count="213" meta:character-count="1456" meta:non-whitespace-character-count="1069"/>
  </office:meta>
</office:document-meta>
</file>